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962"/>
    </style:style>
    <style:style style:name="P2" style:family="paragraph" style:parent-style-name="Standard">
      <style:text-properties style:font-name="Lucida Handwriting" officeooo:rsid="0009bb4d" officeooo:paragraph-rsid="0009bb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.</text:p>
      <text:p text:style-name="P1"/>
      <text:p text:style-name="P2">It sure is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6:35:18.790178711</meta:creation-date>
    <dc:date>2019-06-01T16:46:16.373000000</dc:date>
    <meta:editing-duration>PT2M2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2" meta:word-count="7" meta:character-count="28" meta:non-whitespace-character-count="23"/>
  </office:meta>
</office:document-meta>
</file>